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0B1DD7E4825C8B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ef3"/>
    </style:style>
    <style:style style:name="P2" style:family="paragraph" style:parent-style-name="Standard">
      <style:paragraph-properties fo:text-align="start" style:justify-single-word="false"/>
      <style:text-properties officeooo:paragraph-rsid="001cfef3"/>
    </style:style>
    <style:style style:name="P3" style:family="paragraph" style:parent-style-name="Standard">
      <style:paragraph-properties fo:text-align="center" style:justify-single-word="false"/>
      <style:text-properties style:text-position="0% 100%" officeooo:paragraph-rsid="001cfef3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cfef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fef3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cfef3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cfef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dc2f0"/>
    </style:style>
    <style:style style:name="T5" style:family="text">
      <style:text-properties style:text-position="0% 100%" officeooo:rsid="001f3992"/>
    </style:style>
    <style:style style:name="T6" style:family="text">
      <style:text-properties officeooo:rsid="000c822f"/>
    </style:style>
    <style:style style:name="T7" style:family="text">
      <style:text-properties officeooo:rsid="001dc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4" style:data-style-name="N0">2.04</text:variable-set>: The Kinematic Equations</text:p>
      <text:p text:style-name="P3"/>
      <text:list xml:id="list2695457361321131534" text:style-name="L1">
        <text:list-item>
          <text:p text:style-name="P5"><text:span text:style-name="T3">You are in a plane that is taking off. <text:s/>It star</text:span><text:span text:style-name="T5">t</text:span><text:span text:style-name="T3">s from a stop and accelerates at a rate of 5 m/s</text:span><text:span text:style-name="T1">2</text:span><text:span text:style-name="T3"> until it leaves the ground </text:span><text:span text:style-name="T4">5</text:span><text:span text:style-name="T3">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4"/>
      <text:p text:style-name="P4"/>
      <text:p text:style-name="P4"/>
      <text:list xml:id="list204445975322745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446209085380" text:continue-numbering="true" text:style-name="L1">
        <text:list-item>
          <text:p text:style-name="P5"><text:span text:style-name="T3">A cart is rolling down an inclined plane, and accelerates from rest at a constant rate of 0.</text:span><text:span text:style-name="T4">6</text:span><text:span text:style-name="T3"> m/s</text:span><text:span text:style-name="T1">2</text:span><text:span text:style-name="T3">. </text:span></text:p>
          <text:list>
            <text:list-item>
              <text:p text:style-name="P6">How far will the cart travel in <text:span text:style-name="T7">1</text:span>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446497609689" text:continue-numbering="true" text:style-name="L1">
        <text:list-item>
          <text:list>
            <text:list-item>
              <text:p text:style-name="P6">What is the final velocity of the cart after <text:span text:style-name="T7">1</text:span>.75 seconds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04446875617982" text:continue-numbering="true" text:style-name="L1">
        <text:list-item>
          <text:p text:style-name="P6"><text:s/>A major league pitcher can cause a baseball to go from 0 m/s to <text:span text:style-name="T7">38</text:span> m/s over the distance of 1.<text:span text:style-name="T7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445951449274" text:continue-numbering="true" text:style-name="L1">
        <text:list-item>
          <text:list>
            <text:list-item>
              <text:p text:style-name="P6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445512682502" text:continue-numbering="true" text:style-name="L1">
        <text:list-item>
          <text:p text:style-name="P5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</text:span><text:span text:style-name="T4">7</text:span><text:span text:style-name="T3">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447289064859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446855513466" text:continue-numbering="true" text:style-name="L1">
        <text:list-item>
          <text:p text:style-name="P6"><text:s/><text:span text:style-name="T6">Kirk and McCoy step off the edge of a 42-m high cliff on an alien planet. <text:s/>If gravity causes them to accelerate at 1.3 m/s</text:span><text:span text:style-name="T2">2</text:span><text:span text:style-name="T6">,</text:span></text:p>
          <text:list>
            <text:list-item>
              <text:p text:style-name="P7">What is their speed when they hit the water bel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446373811442" text:continue-numbering="true" text:style-name="L1">
        <text:list-item>
          <text:list>
            <text:list-item>
              <text:p text:style-name="P7">How long are they falling toward the water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4446704562110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<text:span text:style-name="T7">2</text:span> m/s<text:span text:style-name="T1">2</text:span>. <text:s/>If the man can run at a speed of 1<text:span text:style-name="T7">1</text:span> m/s, what is the longest amount of time he can spend reading his text message and still catch the stroller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B1DD7E4825C8B6F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44:45.15744404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0.738846911</meta:creation-date>
    <meta:editing-duration>PT1M40S</meta:editing-duration>
    <meta:editing-cycles>6</meta:editing-cycles>
    <meta:generator>LibreOffice/5.0.6.2$Linux_X86_64 LibreOffice_project/00$Build-2</meta:generator>
    <meta:initial-creator>Jonas Williamson</meta:initial-creator>
    <dc:date>2016-08-29T20:44:45.130559760</dc:date>
    <meta:document-statistic meta:table-count="0" meta:image-count="2" meta:object-count="0" meta:page-count="2" meta:paragraph-count="19" meta:word-count="332" meta:character-count="1754" meta:non-whitespace-character-count="1408"/>
  </office:meta>
</office:document-meta>
</file>